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5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May - 2012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50752" calcext:value-type="float">
            <text:p><text:s/>550,752 </text:p>
          </table:table-cell>
          <table:table-cell table:style-name="ce30" office:value-type="float" office:value="3626" calcext:value-type="float">
            <text:p><text:s/>3,626 </text:p>
          </table:table-cell>
          <table:table-cell table:style-name="ce30" office:value-type="float" office:value="28044" calcext:value-type="float">
            <text:p><text:s/>28,0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510276" calcext:value-type="float">
            <text:p><text:s/>510,27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343" calcext:value-type="float">
            <text:p><text:s/>1,343 </text:p>
          </table:table-cell>
          <table:table-cell table:style-name="ce30" office:value-type="float" office:value="8664" calcext:value-type="float">
            <text:p><text:s/>8,66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1001" calcext:value-type="float">
            <text:p><text:s/>1,001 </text:p>
          </table:table-cell>
          <table:table-cell table:style-name="ce30" office:value-type="float" office:value="5041" calcext:value-type="float">
            <text:p><text:s/>5,041 </text:p>
          </table:table-cell>
          <table:table-cell table:style-name="ce30" office:value-type="float" office:value="3768" calcext:value-type="float">
            <text:p><text:s/>3,768 </text:p>
          </table:table-cell>
          <table:table-cell table:style-name="ce30" office:value-type="float" office:value="1273" calcext:value-type="float">
            <text:p><text:s/>1,273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4112" calcext:value-type="float">
            <text:p><text:s/>174,112 </text:p>
          </table:table-cell>
          <table:table-cell table:style-name="ce30" office:value-type="float" office:value="1673" calcext:value-type="float">
            <text:p><text:s/>1,67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9266" calcext:value-type="float">
            <text:p><text:s/>169,26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090" calcext:value-type="float">
            <text:p><text:s/>1,090 </text:p>
          </table:table-cell>
          <table:table-cell table:style-name="ce30" office:value-type="float" office:value="3248" calcext:value-type="float">
            <text:p><text:s/>3,24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44" calcext:value-type="float">
            <text:p><text:s/>444 </text:p>
          </table:table-cell>
          <table:table-cell table:style-name="ce30" office:value-type="float" office:value="1737" calcext:value-type="float">
            <text:p><text:s/>1,737 </text:p>
          </table:table-cell>
          <table:table-cell table:style-name="ce30" office:value-type="float" office:value="1598" calcext:value-type="float">
            <text:p><text:s/>1,598 </text:p>
          </table:table-cell>
          <table:table-cell table:style-name="ce30" office:value-type="float" office:value="139" calcext:value-type="float">
            <text:p><text:s/>139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641" calcext:value-type="float">
            <text:p><text:s/>81,641 </text:p>
          </table:table-cell>
          <table:table-cell table:style-name="ce30" office:value-type="float" office:value="511" calcext:value-type="float">
            <text:p><text:s/>511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996" calcext:value-type="float">
            <text:p><text:s/>73,9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7" calcext:value-type="float">
            <text:p><text:s/>157 </text:p>
          </table:table-cell>
          <table:table-cell table:style-name="ce30" office:value-type="float" office:value="783" calcext:value-type="float">
            <text:p><text:s/>7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7" calcext:value-type="float">
            <text:p><text:s/>127 </text:p>
          </table:table-cell>
          <table:table-cell table:style-name="ce30" office:value-type="float" office:value="526" calcext:value-type="float">
            <text:p><text:s/>526 </text:p>
          </table:table-cell>
          <table:table-cell table:style-name="ce30" office:value-type="float" office:value="299" calcext:value-type="float">
            <text:p><text:s/>299 </text:p>
          </table:table-cell>
          <table:table-cell table:style-name="ce30" office:value-type="float" office:value="227" calcext:value-type="float">
            <text:p><text:s/>227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7005" calcext:value-type="float">
            <text:p><text:s/>47,005 </text:p>
          </table:table-cell>
          <table:table-cell table:style-name="ce30" office:value-type="float" office:value="212" calcext:value-type="float">
            <text:p><text:s/>212 </text:p>
          </table:table-cell>
          <table:table-cell table:style-name="ce30" office:value-type="float" office:value="7114" calcext:value-type="float">
            <text:p><text:s/>7,1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8267" calcext:value-type="float">
            <text:p><text:s/>38,2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1115" calcext:value-type="float">
            <text:p><text:s/>1,1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5" calcext:value-type="float">
            <text:p><text:s/>75 </text:p>
          </table:table-cell>
          <table:table-cell table:style-name="ce30" office:value-type="float" office:value="608" calcext:value-type="float">
            <text:p><text:s/>608 </text:p>
          </table:table-cell>
          <table:table-cell table:style-name="ce30" office:value-type="float" office:value="509" calcext:value-type="float">
            <text:p><text:s/>509 </text:p>
          </table:table-cell>
          <table:table-cell table:style-name="ce30" office:value-type="float" office:value="99" calcext:value-type="float">
            <text:p><text:s/>9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396" calcext:value-type="float">
            <text:p><text:s/>20,396 </text:p>
          </table:table-cell>
          <table:table-cell table:style-name="ce30" office:value-type="float" office:value="166" calcext:value-type="float">
            <text:p><text:s/>16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69" calcext:value-type="float">
            <text:p><text:s/>16,3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44" calcext:value-type="float">
            <text:p><text:s/>2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8" calcext:value-type="float">
            <text:p><text:s/>158 </text:p>
          </table:table-cell>
          <table:table-cell table:style-name="ce30" office:value-type="float" office:value="177" calcext:value-type="float">
            <text:p><text:s/>177 </text:p>
          </table:table-cell>
          <table:table-cell table:style-name="ce30" office:value-type="float" office:value="174" calcext:value-type="float">
            <text:p><text:s/>174 </text:p>
          </table:table-cell>
          <table:table-cell table:style-name="ce30" office:value-type="float" office:value="3" calcext:value-type="float">
            <text:p><text:s/>3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2778" calcext:value-type="float">
            <text:p><text:s/>112,778 </text:p>
          </table:table-cell>
          <table:table-cell table:style-name="ce30" office:value-type="float" office:value="825" calcext:value-type="float">
            <text:p><text:s/>825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1070" calcext:value-type="float">
            <text:p><text:s/>111,0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1084" calcext:value-type="float">
            <text:p><text:s/>1,0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0" calcext:value-type="float">
            <text:p><text:s/>140 </text:p>
          </table:table-cell>
          <table:table-cell table:style-name="ce30" office:value-type="float" office:value="1096" calcext:value-type="float">
            <text:p><text:s/>1,096 </text:p>
          </table:table-cell>
          <table:table-cell table:style-name="ce30" office:value-type="float" office:value="455" calcext:value-type="float">
            <text:p><text:s/>455 </text:p>
          </table:table-cell>
          <table:table-cell table:style-name="ce30" office:value-type="float" office:value="641" calcext:value-type="float">
            <text:p><text:s/>64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2195" calcext:value-type="float">
            <text:p><text:s/>112,195 </text:p>
          </table:table-cell>
          <table:table-cell table:style-name="ce30" office:value-type="float" office:value="239" calcext:value-type="float">
            <text:p><text:s/>239 </text:p>
          </table:table-cell>
          <table:table-cell table:style-name="ce30" office:value-type="float" office:value="10108" calcext:value-type="float">
            <text:p><text:s/>10,1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9223" calcext:value-type="float">
            <text:p><text:s/>99,2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2153" calcext:value-type="float">
            <text:p><text:s/>2,15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875" calcext:value-type="float">
            <text:p><text:s/>875 </text:p>
          </table:table-cell>
          <table:table-cell table:style-name="ce30" office:value-type="float" office:value="711" calcext:value-type="float">
            <text:p><text:s/>711 </text:p>
          </table:table-cell>
          <table:table-cell table:style-name="ce30" office:value-type="float" office:value="164" calcext:value-type="float">
            <text:p><text:s/>16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24" calcext:value-type="float">
            <text:p><text:s/>2,624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1" calcext:value-type="float">
            <text:p><text:s/>9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4915" calcext:value-type="float">
            <text:p><text:s/>34,915 </text:p>
          </table:table-cell>
          <table:table-cell table:style-name="ce31" office:value-type="float" office:value="86" calcext:value-type="float">
            <text:p><text:s/>8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08" calcext:value-type="float">
            <text:p><text:s/>32,4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290" calcext:value-type="float">
            <text:p><text:s/>1,29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543" calcext:value-type="float">
            <text:p><text:s/>543 </text:p>
          </table:table-cell>
          <table:table-cell table:style-name="ce31" office:value-type="float" office:value="483" calcext:value-type="float">
            <text:p><text:s/>483 </text:p>
          </table:table-cell>
          <table:table-cell table:style-name="ce31" office:value-type="float" office:value="60" calcext:value-type="float">
            <text:p><text:s/>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801" calcext:value-type="float">
            <text:p><text:s/>4,80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6" calcext:value-type="float">
            <text:p><text:s/>3,49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74" calcext:value-type="float">
            <text:p><text:s/>1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75" calcext:value-type="float">
            <text:p><text:s/>1,67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9" calcext:value-type="float">
            <text:p><text:s/>1,5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80" calcext:value-type="float">
            <text:p><text:s/>5,180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17" calcext:value-type="float">
            <text:p><text:s/>4,8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3" calcext:value-type="float">
            <text:p><text:s/>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71" calcext:value-type="float">
            <text:p><text:s/>1,8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98" calcext:value-type="float">
            <text:p><text:s/>2,198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480" calcext:value-type="float">
            <text:p><text:s/>2,4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" calcext:value-type="float">
            <text:p><text:s/>6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2" calcext:value-type="float">
            <text:p><text:s/>5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29" calcext:value-type="float">
            <text:p><text:s/>13,029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52" calcext:value-type="float">
            <text:p><text:s/>12,15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67" calcext:value-type="float">
            <text:p><text:s/>56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8" calcext:value-type="float">
            <text:p><text:s/>2,61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1" calcext:value-type="float">
            <text:p><text:s/>2,6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5" calcext:value-type="float">
            <text:p><text:s/>5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254" calcext:value-type="float">
            <text:p><text:s/>17,254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8" calcext:value-type="float">
            <text:p><text:s/>16,2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72" calcext:value-type="float">
            <text:p><text:s/>6,972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290" calcext:value-type="float">
            <text:p><text:s/>2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510" calcext:value-type="float">
            <text:p><text:s/>6,5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40" calcext:value-type="float">
            <text:p><text:s/>1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56" calcext:value-type="float">
            <text:p><text:s/>15,95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25" calcext:value-type="float">
            <text:p><text:s/>2,6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2" calcext:value-type="float">
            <text:p><text:s/>2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05" calcext:value-type="float">
            <text:p><text:s/>2,10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07-09T09:17:28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